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9.24   |   <text:a xlink:type="simple" xlink:href="http://palinfo.habago.org/Entry?Command=Information_PrintForum#FORUM40404"><text:span text:style-name="T1">#</text:span></text:a></text:p>
      <text:p text:style-name="P2">動物影展</text:p>
      <text:p text:style-name="P2">【好康報你知】2005年世界動物日—動物影展</text:p>
      <text:p text:style-name="P2">主辦單位：動物社會研究會</text:p>
      <text:p text:style-name="P2">影展日期：2005. 10. 14~~ 11.12.</text:p>
      <text:p text:style-name="P2"/>
      <text:p text:style-name="P2">緣起：</text:p>
      <text:p text:style-name="P2"/>
      <text:p text:style-name="P2">◎之一</text:p>
      <text:p text:style-name="P2"/>
      <text:p text:style-name="P2">常常，跟孩子們說話，有時候會聽到他們說：「你沒有聽懂我的意思！」；而在成人的世界裡，更多時候人與人的溝通、對話，更無法「暢快」與「明白」，因為在語言文字的背後，還有許許多多的「背景」、「後設」或「脈絡」，讓人與人的理解，更添難度。</text:p>
      <text:p text:style-name="P2"/>
      <text:p text:style-name="P2">人如此，那－－人對動物呢？長久以來，許多不同領域的科學家不斷用各種方法研究、了解動物的「心理」、「情緒」與「行為意義」。嘗試想要了解更多動物的快樂、痛苦、哀傷、與「動物在想什麼？」。其中，「紀錄觀察」與「喜好與動機測試」（Preference and Motivation Testing）是最常被使用的兩種方法（可參考「延伸閱讀及思考」），而許多紀錄觀查或測試動物行為及反映的影片，往往也帶動起更多不同層面的討論或激盪……。</text:p>
      <text:p text:style-name="P2"/>
      <text:p text:style-name="P2">我們常常說：人與人之間的理解與尊重是非常重要的，有助於促進人際與族群之間的和諧、進步，而對與我們共享同一星球的其他動物呢？我們好像常常連理解都吝嗇，許多從語言開始就存在的「偏見」及「歧視」，如－－「笨豬」、「懶豬」、「豬狗不如」…等，阻隔了我們對「動物」的真正認識與探索。</text:p>
      <text:p text:style-name="P2"/>
      <text:p text:style-name="P2">「動物影展」－－希望透過觀影、座談與其他行動，帶動更多人反思人類與其他「非人類動物」種種互動的關係及影響，希望能促進更多人對動物世界的理解與尊重！</text:p>
      <text:p text:style-name="P2"/>
      <text:p text:style-name="P2">◎之二</text:p>
      <text:p text:style-name="P2"/>
      <text:p text:style-name="P2">以往動物在人類電影工業中，一直是配角。在知名的幾部影片如「靈犬萊西」、「威鯨闖天關」、「貓狗大戰」裡，動物是附屬於人的工具，或是被人賦予擬人化的想像和意義。即使身為影片主角，如米老鼠、唐老鴨，也只是以動物造型演出人類的故事；難以深化觀影者對動物的認識，進而設身處地同理動物的需求和感受。甚至更糟的是，在「海底總動員」等卡通電影大賣以後，故事中那個想從水族箱回到大海的小丑魚，在真實世界裡卻被炒作為水族明星，面臨被人類捕撈販賣的命運。</text:p>
      <text:p text:style-name="P2"/>
      <text:p text:style-name="P2">換個角度看，動物因為成了電影的衍生商品而遭殃，正足以反應出電影對人們的吸引力與影響力有多大。從中亦可看出，即使愛護動物已經成為 許多人可以接受的觀念 ，但是人們在看待動物時，往往還是很難擺脫人類中心的觀點，因而無法真正地理解動物 、或是瞭解該如何正確地對待動物。想要讓愛護動物的理念落實、打造更和諧的人與動物關係，還需要長期的社會教育與 不同價值觀的相互對話 。</text:p>
      <text:p text:style-name="P2"/>
      <text:p text:style-name="P2">每年 10月4日是「世界動物日」（World Animal Day），這是為了紀念義大利傳教士聖 ‧ 法蘭西斯，及其所宣導「向獻愛心給人類的動物們致謝」的理念。各國動保團體都會舉辦各式各樣的活動，以宣導愛護動物、尊重生命，呼籲人們正視與善待和人們共享著這個地球的其他生命。</text:p>
      <text:p text:style-name="P2"/>
      <text:p text:style-name="P2">台灣雖於 1998年通過了動物保護法 ，對於狗、貓等同伴動物以及其它經濟動物、實驗動物的飼養、運輸、管理訂出規範。不過，在現實生活中，一般人對動物的認知，以及對待動物的行為，和先進的動物倫理觀仍有相當大的差距，動物保護在台灣也仍有待進一步深化。</text:p>
      <text:p text:style-name="P2"/>
      <text:p text:style-name="P2">今年「世界動物日」，台灣動保團體將聯合響應國際活動，走進大眾的生活世界，舉辦首次「動物影展」。希望民眾能透過電影來認識動物保護的價值，反思人類與動物、動物與世界的關係。</text:p>
      <text:p text:style-name="P2"/>
      <text:p text:style-name="P2">我們希望，藉由適當細緻地選片、深入地導讀與談，以及相關的行動呼應，能夠讓觀眾深入瞭解當前動物所面對的真實處境 ，領悟到立即採取正確的行動保護動物有多急迫，又有多容易；從而灑下動保觀念的種子，讓台灣有機會朝向更能善待動物的進步社會邁進。</text:p>
      <text:p text:style-name="P2"/>
      <text:p text:style-name="P2">◎之三</text:p>
      <text:p text:style-name="P2"/>
      <text:p text:style-name="P2">不論在台灣還是國際，推動人們更加注意、重視全球動物的生存與福利問題，一直是頗為辛苦的事。每年10月4日是「世界動物日」（World Animal Day），訂定這個日子的重要性與意義，除了紀念天主教方濟會會祖聖方濟（1182—1226）－－據說他曾對飛鳥傳道，如同許多「對動物友好人士」一樣，他稱呼各種動物為「兄弟姊妹」，因為他認為這些動物乃是「同源所出」。另一重要意義便是希望提醒人類－－動物與我們共享同一星球，人類應該尊重人類以外的其他動物。</text:p>
      <text:p text:style-name="P2"/>
      <text:p text:style-name="P2">全世界各地的動物保護團體亦常會在此時舉辦各種活動來宣揚動物倫理。今年在台灣，由多個動保、生態保育組織及關心動物保護議題人士、中國時報、公共電視等媒體及多家影業公司所共同發起舉辦的「2005年世界動物日—動物影展」活動，主題定為：「ㄊㄚ快樂，所以ㄋ一ˇ快樂」，便是希望藉由影展及座談，結合團體的議題行動，深化民眾對全球動保議題，以及人類動物與非人類動物禍福與共的關聯認識。今年的活動裡並希望可以推動支持在「千禧年世界動物保護大會（Animal 2000 World Congress）」中，由66個國家動物保護團體代表一致支持的動物福利普世宣言（UNIVERSAL DECLARATION FOR THE WELFARE OF ANIM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